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71cm" draw:marker-start-width="0.312cm" draw:marker-end-width="0.312cm" draw:fill="none" draw:textarea-horizontal-align="justify" draw:textarea-vertical-align="middle" draw:auto-grow-height="false" fo:min-height="8.236cm" fo:min-width="7.986cm" fo:padding-top="0.136cm" fo:padding-bottom="0.136cm" fo:padding-left="0.261cm" fo:padding-right="0.261cm" fo:wrap-option="wrap"/>
    </style:style>
    <style:style style:name="gr3" style:family="graphic" style:parent-style-name="objectwithoutfill">
      <style:graphic-properties svg:stroke-width="0.071cm" svg:stroke-color="#2a6099" draw:marker-start-width="0.311cm" draw:marker-end-width="0.311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71cm" draw:marker-start-width="0.312cm" draw:marker-end-width="0.312cm" draw:fill="none" draw:textarea-horizontal-align="justify" draw:textarea-vertical-align="middle" draw:auto-grow-height="false" fo:min-height="8.214cm" fo:min-width="7.964cm" fo:padding-top="0.136cm" fo:padding-bottom="0.136cm" fo:padding-left="0.261cm" fo:padding-right="0.261cm" fo:wrap-option="wrap"/>
    </style:style>
    <style:style style:name="gr5" style:family="graphic" style:parent-style-name="objectwithoutfill">
      <style:graphic-properties draw:fill="none" draw:textarea-vertical-align="middl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outline1">
      <style:graphic-properties fo:min-height="9.135cm"/>
      <style:paragraph-properties style:writing-mode="lr-tb"/>
    </style:style>
    <style:style style:name="pr3" style:family="presentation" style:parent-style-name="DNA-notes">
      <style:graphic-properties draw:fill-color="#ffffff" fo:min-height="14cm"/>
      <style:paragraph-properties style:writing-mode="lr-tb"/>
    </style:style>
    <style:style style:name="pr4" style:family="presentation" style:parent-style-name="DNA-subtitle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6" style:family="presentation" style:parent-style-name="DNA-title">
      <style:graphic-properties draw:textarea-horizontal-align="right" draw:textarea-vertical-align="justify" draw:auto-grow-height="false" draw:auto-grow-width="true" fo:min-height="2.63cm" fo:min-width="3.13cm"/>
      <style:paragraph-properties style:writing-mode="tb-rl"/>
    </style:style>
    <style:style style:name="P1" style:family="paragraph">
      <loext:graphic-properties draw:fill-color="#ffffff"/>
      <style:text-properties style:font-size-asian="20pt"/>
    </style:style>
    <style:style style:name="P2" style:family="paragraph">
      <loext:graphic-properties draw:fill-color="#ffffff"/>
    </style:style>
    <style:style style:name="P3" style:family="paragraph">
      <style:paragraph-properties style:writing-mode="lr-tb"/>
    </style:style>
    <style:style style:name="P4" style:family="paragraph">
      <style:paragraph-properties fo:text-align="start" style:writing-mode="lr-tb"/>
      <style:text-properties style:font-size-asian="32pt"/>
    </style:style>
    <style:style style:name="P5" style:family="paragraph">
      <loext:graphic-properties draw:fill-color="#ffffff"/>
      <style:paragraph-properties fo:text-align="start" style:writing-mode="lr-tb"/>
      <style:text-properties fo:font-size="26pt" style:font-size-asian="32pt" style:font-size-complex="26pt"/>
    </style:style>
    <style:style style:name="P6" style:family="paragraph">
      <loext:graphic-properties draw:fill-color="#ffffff"/>
      <style:paragraph-properties style:writing-mode="lr-tb"/>
      <style:text-properties style:font-size-asian="20pt"/>
    </style:style>
    <style:style style:name="P7" style:family="paragraph">
      <style:text-properties fo:font-size="14pt"/>
    </style:style>
    <style:style style:name="P8" style:family="paragraph">
      <style:text-properties fo:font-size="9pt" style:font-size-asian="40pt" style:font-size-complex="4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tb-rl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9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陰陽 五行</text:p>
          </draw:text-box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十天干</text:p>
          </draw:text-box>
        </draw:frame>
        <draw:frame presentation:style-name="pr2" draw:layer="layout" svg:width="22.5cm" svg:height="9.134cm" svg:x="4.5cm" svg:y="3.8cm" presentation:class="outline">
          <draw:text-box>
            <text:p><text:span text:style-name="T1">甲、乙、丙、丁、戊、己、庚、辛、壬、癸</text:span></text:p>
            <text:p><text:span text:style-name="T1">甲</text:span><text:span text:style-name="T1">(jiǎ)</text:span><text:span text:style-name="T1">、乙</text:span><text:span text:style-name="T1">(yǐ)</text:span><text:span text:style-name="T1">、丙</text:span><text:span text:style-name="T1">(bǐng)</text:span><text:span text:style-name="T1">、丁</text:span><text:span text:style-name="T1">(dīng)</text:span><text:span text:style-name="T1">、戊</text:span><text:span text:style-name="T1">(wù)</text:span><text:span text:style-name="T1">、己</text:span><text:span text:style-name="T1">(jǐ)</text:span><text:span text:style-name="T1">、庚</text:span><text:span text:style-name="T1">(gēng)</text:span><text:span text:style-name="T1">、辛</text:span><text:span text:style-name="T1">(xīn)</text:span><text:span text:style-name="T1">、壬</text:span><text:span text:style-name="T1">(rén)</text:span><text:span text:style-name="T1">、癸</text:span><text:span text:style-name="T1">(guǐ)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0">
        <office:forms form:automatic-focus="false" form:apply-design-mode="false"/>
        <draw:frame presentation:style-name="pr1" draw:text-style-name="P3" draw:layer="layout" svg:width="22.5cm" svg:height="2.6cm" svg:x="4.5cm" svg:y="0.6cm" presentation:class="title">
          <draw:text-box>
            <text:p text:style-name="P3">十二地支</text:p>
          </draw:text-box>
        </draw:frame>
        <draw:frame presentation:style-name="pr4" draw:text-style-name="P5" draw:layer="layout" svg:width="22.5cm" svg:height="9.134cm" svg:x="4.5cm" svg:y="3.8cm" presentation:class="subtitle" presentation:user-transformed="true">
          <draw:text-box>
            <text:p text:style-name="P4"><text:span text:style-name="T2">子、丑、寅、卯、辰、巳、午、未、申、酉、戌、亥</text:span></text:p>
            <text:p text:style-name="P4"><text:span text:style-name="T2">子（</text:span><text:span text:style-name="T2">zǐ</text:span><text:span text:style-name="T2">） 、丑（</text:span><text:span text:style-name="T2">chǒu</text:span><text:span text:style-name="T2">） 、寅（</text:span><text:span text:style-name="T2">yín</text:span><text:span text:style-name="T2">） 、卯（</text:span><text:span text:style-name="T2">mǎo</text:span><text:span text:style-name="T2">） 、辰（</text:span><text:span text:style-name="T2">chén</text:span><text:span text:style-name="T2">） 、巳（</text:span><text:span text:style-name="T2">sì</text:span><text:span text:style-name="T2">） 、午（</text:span><text:span text:style-name="T2">wǔ</text:span><text:span text:style-name="T2">） 、未（</text:span><text:span text:style-name="T2">wèi</text:span><text:span text:style-name="T2">）、申（</text:span><text:span text:style-name="T2">shēn</text:span><text:span text:style-name="T2">） 、酉（</text:span><text:span text:style-name="T2">yǒu</text:span><text:span text:style-name="T2">） 、戌（</text:span><text:span text:style-name="T2">xū</text:span><text:span text:style-name="T2">） 、亥（</text:span><text:span text:style-name="T2">hài</text:span><text:span text:style-name="T2">）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item>
                <text:p>甲木、乙木、丙火、丁火、戊土、己土、庚金、辛金、壬水、癸水，其中甲丙戊庚壬为阳性，乙丁己辛癸为阴性。</text:p>
              </text:list-item>
              <text:list-item>
                <text:p>甲乙木、丙丁火、戊己土、庚辛金、壬癸水。</text:p>
              </text:list-item>
              <text:list-item>
                <text:p>诗曰：</text:p>
              </text:list-item>
              <text:list-item>
                <text:p>春季甲乙东方木，夏季丙丁南方火；</text:p>
              </text:list-item>
              <text:list-item>
                <text:p>秋季庚辛西方金，冬季壬癸北方水；</text:p>
              </text:list-item>
              <text:list-item>
                <text:p>戊己中央四季土。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二十四節氣</text:p>
          </draw:text-box>
        </draw:frame>
        <draw:frame presentation:style-name="pr2" draw:layer="layout" svg:width="11cm" svg:height="9.134cm" svg:x="4.5cm" svg:y="3.8cm" presentation:class="outline" presentation:user-transformed="true">
          <draw:text-box>
            <text:list text:style-name="L2">
              <text:list-item>
                <text:p>春季</text:p>
              </text:list-item>
              <text:list-item>
                <text:p>立春：斗柄指向法：斗指寅；太阳黄经度数法：太阳黄经度数为315度。公历2月3－5日交节。立春是干支历寅月的起始。 [20] </text:p>
              </text:list-item>
              <text:list-item>
                <text:p>雨水：斗指壬；太阳黄经度数为330°。公历2月18-20日交节。</text:p>
              </text:list-item>
              <text:list-item>
                <text:p>惊蛰：斗指丁；太阳黄经为345°。公历3月05－07日交节。惊蛰是干支历卯月的起始。</text:p>
              </text:list-item>
              <text:list-item>
                <text:p>春分：斗指壬；太阳黄经为0°。公历3月20-22日交节。</text:p>
              </text:list-item>
              <text:list-item>
                <text:p>清明：斗柄指向法：斗指乙；圭表测影法：冬至后105天；黄经度数法：太阳黄经为15°。公历4月04-06日交节。清明是干支历辰月的起始。</text:p>
              </text:list-item>
              <text:list-item>
                <text:p>谷雨：斗指辰；太阳黄经为30°。公历4月19－21日交节。 [2] </text:p>
              </text:list-item>
              <text:list-item>
                <text:p>夏季</text:p>
              </text:list-item>
              <text:list-item>
                <text:p>立夏：斗指东南；太阳黄经度数为45°。公历5月05－07日交节。立夏是干支历巳月的起始。</text:p>
              </text:list-item>
              <text:list-item>
                <text:p>小满：斗指甲；太阳黄经为60°。公历5月20－22日交节。 [21] </text:p>
              </text:list-item>
              <text:list-item>
                <text:p>芒种：斗指己；太阳黄经为75°。公历6月05－07日交节。芒种是干支历午月的起始。</text:p>
              </text:list-item>
              <text:list-item>
                <text:p>夏至：斗指午；太阳黄经为90°。公历6月21－22日交节。 [22] </text:p>
              </text:list-item>
              <text:list-item>
                <text:p>小暑：斗指辛；太阳黄经为105°。公历7月06－08日交节。小暑是干支历未月的起始。</text:p>
              </text:list-item>
              <text:list-item>
                <text:p>大暑：斗指丙；太阳黄经为120°。公历7月22－24日交节。 [2]</text:p>
              </text:list-item>
            </text:list>
          </draw:text-box>
        </draw:frame>
        <draw:frame presentation:style-name="pr2" draw:layer="layout" svg:width="11cm" svg:height="9.134cm" svg:x="15.5cm" svg:y="3.866cm" presentation:class="outline" presentation:user-transformed="true">
          <draw:text-box>
            <text:list text:style-name="L2">
              <text:list-item>
                <text:p>秋季</text:p>
              </text:list-item>
              <text:list-item>
                <text:p>立秋：斗指西南；太阳黄经为135°。公历8月07－09日交节。立秋是干支历申月的起始。</text:p>
              </text:list-item>
              <text:list-item>
                <text:p>处暑：斗指戊；太阳黄经为150°。公历8月22－24日交节。</text:p>
              </text:list-item>
              <text:list-item>
                <text:p>白露：斗指癸；太阳黄经为165°。公历9月07－09日交节。白露是干支历酉月的起始。</text:p>
              </text:list-item>
              <text:list-item>
                <text:p>秋分：斗指已；太阳黄经为180°。公历9月22－24日交节。</text:p>
              </text:list-item>
              <text:list-item>
                <text:p>寒露：斗指甲；太阳黄经为195°。公历10月08－09日交节。寒露是干支历戌月的起始。</text:p>
              </text:list-item>
              <text:list-item>
                <text:p>霜降：斗指戌；太阳黄经为210°。公历10月23－24日交节。 [2] </text:p>
              </text:list-item>
              <text:list-item>
                <text:p>冬季</text:p>
              </text:list-item>
              <text:list-item>
                <text:p>立冬：斗指西北；太阳黄经为225°。公历11月7－8日交节。立冬是干支历亥月的起始。</text:p>
              </text:list-item>
              <text:list-item>
                <text:p>小雪：斗指已；太阳黄经为240°。公历11月22－23日交节。 [23] </text:p>
              </text:list-item>
              <text:list-item>
                <text:p>大雪：斗指癸；太阳黄经为255°。公历12月6－8日交节。大雪是干支历子月的起始。</text:p>
              </text:list-item>
              <text:list-item>
                <text:p>冬至：斗指子；太阳黄经为270°。公历12月21－23日交节。</text:p>
              </text:list-item>
              <text:list-item>
                <text:p>小寒：斗指子；太阳黄经为285°。公历1月5－7日交节。小寒是干支历丑月的起始。</text:p>
              </text:list-item>
              <text:list-item>
                <text:p>大寒：斗指丑；太阳黄经为300°。公历1月20－21日交节。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text-style-name="P8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7"><text:span text:style-name="T3">立春念三丙火用，馀日甲木旺提纲。</text:span></text:p>
              </text:list-item>
              <text:list-item>
                <text:p text:style-name="P7"><text:span text:style-name="T3">惊蛰乙木未用事；春分乙未正相当。</text:span></text:p>
              </text:list-item>
              <text:list-item>
                <text:p text:style-name="P7"><text:span text:style-name="T3">清明乙木十日管，后来八日癸水洋；</text:span></text:p>
              </text:list-item>
              <text:list-item>
                <text:p text:style-name="P7"><text:span text:style-name="T3">《渊海子平》</text:span></text:p>
              </text:list-item>
              <text:list-item>
                <text:p text:style-name="P7"><text:span text:style-name="T3">《渊海子平》</text:span></text:p>
              </text:list-item>
              <text:list-item>
                <text:p text:style-name="P7"><text:span text:style-name="T3">谷雨前三戊土盛，其中土旺要消详。</text:span></text:p>
              </text:list-item>
              <text:list-item>
                <text:p text:style-name="P7"><text:span text:style-name="T3">立夏又伏戊土取；小满过午丙火光。</text:span></text:p>
              </text:list-item>
              <text:list-item>
                <text:p text:style-name="P7"><text:span text:style-name="T3">芒种己土相当好，中停七日土高张</text:span></text:p>
              </text:list-item>
              <text:list-item>
                <text:p text:style-name="P7"><text:span text:style-name="T3">夏至阴生阳极利，丙丁火旺有土张。</text:span></text:p>
              </text:list-item>
              <text:list-item>
                <text:p text:style-name="P7"><text:span text:style-name="T3">小暑十日丁火旺，后来三日乙木芳，</text:span></text:p>
              </text:list-item>
              <text:list-item>
                <text:p text:style-name="P7"><text:span text:style-name="T3">己土三日威风盛；大暑己土十日黄。</text:span></text:p>
              </text:list-item>
              <text:list-item>
                <text:p text:style-name="P7"><text:span text:style-name="T3">立秋十日壬水涨；处暑十五庚金良。</text:span></text:p>
              </text:list-item>
              <text:list-item>
                <text:p text:style-name="P7"><text:span text:style-name="T3">白露七日庚金旺，八日辛兮祇独行。</text:span></text:p>
              </text:list-item>
              <text:list-item>
                <text:p text:style-name="P7"><text:span text:style-name="T3">寒露七日辛金管，八日丁火又水降</text:span></text:p>
              </text:list-item>
              <text:list-item>
                <text:p text:style-name="P7"><text:span text:style-name="T3">霜降己土十五日，其中杂气取无妨。</text:span></text:p>
              </text:list-item>
              <text:list-item>
                <text:p text:style-name="P7"><text:span text:style-name="T3">立冬七日癸水旺，壬水八日更流忙</text:span></text:p>
              </text:list-item>
              <text:list-item>
                <text:p text:style-name="P7"><text:span text:style-name="T3">小雪七日壬水急，八日甲木又芬芳。</text:span></text:p>
              </text:list-item>
              <text:list-item>
                <text:p text:style-name="P7"><text:span text:style-name="T3">大雪七日壬水管；冬至癸水更潺汪。</text:span></text:p>
              </text:list-item>
              <text:list-item>
                <text:p text:style-name="P7"><text:span text:style-name="T3">小寒七日癸水养，八日辛金丑库藏</text:span></text:p>
              </text:list-item>
              <text:list-item>
                <text:p text:style-name="P7"><text:span text:style-name="T3">大寒十日己土胜，术者精研仔细详。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七十二候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item>
                <text:p><text:s text:c="4"/>冬至：冬至之日蚯蚓结，又五日麋角解，又五日水泉动。</text:p>
              </text:list-item>
              <text:list-item>
                <text:p><text:s text:c="4"/>小寒：小寒之日雁北乡，又五日鹊始巢，又五日雉始鸲。</text:p>
              </text:list-item>
              <text:list-item>
                <text:p><text:s text:c="4"/>大寒：大寒之日鸡使乳，又五日鹫鸟厉疾，又五日水泽腹坚。</text:p>
              </text:list-item>
              <text:list-item>
                <text:p><text:s text:c="4"/>立春：立春之日东风解冻，又五日蛰虫始振，又五日鱼上冰（鱼陟负冰）。</text:p>
              </text:list-item>
              <text:list-item>
                <text:p><text:s text:c="4"/>雨水：雨水之日獭祭鱼，又五日鸿雁来（候雁北），又五日草木萌动。</text:p>
              </text:list-item>
              <text:list-item>
                <text:p><text:s text:c="4"/>惊蛰：惊蛰之日桃始华，又五日仓庚鸣，又五日鹰化为鸠。</text:p>
              </text:list-item>
              <text:list-item>
                <text:p><text:s text:c="4"/>春分：春分之日玄鸟至，又五日雷乃发声，又五日使电。</text:p>
              </text:list-item>
              <text:list-item>
                <text:p><text:s text:c="4"/>清明：清明之日桐始华，又五日田鼠化为鴽，又五日虹始见。</text:p>
              </text:list-item>
              <text:list-item>
                <text:p><text:s text:c="4"/>谷雨：榖雨之日萍始生，又五日鸣鸠拂奇羽，又五日戴胜降于桑。</text:p>
              </text:list-item>
              <text:list-item>
                <text:p><text:s text:c="4"/>立夏：立夏之日蝼蝈鸣，又五日蚯蚓出，又五日王瓜生。</text:p>
              </text:list-item>
              <text:list-item>
                <text:p><text:s text:c="4"/>小满：小满之日苦菜秀，又五日靡草死，又五日小暑至（麦秋生）。</text:p>
              </text:list-item>
              <text:list-item>
                <text:p><text:s text:c="4"/>芒种：芒种之日螳螂生，又五日鵙始鸣，又五日反舌无声。</text:p>
              </text:list-item>
              <text:list-item>
                <text:p><text:s text:c="4"/>夏至：夏至之日鹿角解，又五日蜩始鸣，又五日半夏生。</text:p>
              </text:list-item>
              <text:list-item>
                <text:p><text:s text:c="4"/>小暑：小暑之日温风至，又五日蟋蟀居辟，又五日鹰乃学习（鹰始挚）。</text:p>
              </text:list-item>
              <text:list-item>
                <text:p><text:s text:c="4"/>大暑：大暑之日腐草为蠲，又五日土润溽暑，又五日大雨时行。</text:p>
              </text:list-item>
              <text:list-item>
                <text:p><text:s text:c="4"/>立秋：立秋之日凉风至，又五日白露降，又五日寒蝉鸣。</text:p>
              </text:list-item>
              <text:list-item>
                <text:p><text:s text:c="4"/>处暑：处暑之日鹰乃祭鸟，又五日天地始肃，又五日禾乃登。</text:p>
              </text:list-item>
              <text:list-item>
                <text:p><text:s text:c="4"/>白露：白露之日鸿雁来，又五日玄鸟归，又五日群鸟养羞。</text:p>
              </text:list-item>
              <text:list-item>
                <text:p><text:s text:c="4"/>秋分：秋分之日雷始收声，又五日蛰虫培户，又五日水始涸。</text:p>
              </text:list-item>
              <text:list-item>
                <text:p><text:s text:c="4"/>寒露：寒露之日鸿雁来宾，又五日雀入大水为蛤，又五日菊有黄华。</text:p>
              </text:list-item>
              <text:list-item>
                <text:p><text:s text:c="4"/>霜降：霜降之日豺乃祭兽，又五日草木黄落，又五日蛰虫咸俯。</text:p>
              </text:list-item>
              <text:list-item>
                <text:p><text:s text:c="4"/>立冬：立冬之日水始冰，又五日地始冻，又五日雉入大水为蜃。</text:p>
              </text:list-item>
              <text:list-item>
                <text:p><text:s text:c="4"/>小雪：小雪之日虹藏不见，又五日天气上腾地气下降，又五日闭塞而成冬。</text:p>
              </text:list-item>
              <text:list-item>
                <text:p><text:s text:c="4"/>大雪：大雪之日鹖旦不鸣，又五日虎始交，又五日荔挺生。 [33] <text:s/>[47] <text:s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>
        <office:forms form:automatic-focus="false" form:apply-design-mode="false"/>
        <draw:frame presentation:style-name="pr1" draw:text-style-name="P3" draw:layer="layout" svg:width="22.5cm" svg:height="2.6cm" svg:x="4.5cm" svg:y="0.6cm" presentation:class="title" presentation:placeholder="true">
          <draw:text-box/>
        </draw:frame>
        <draw:frame presentation:style-name="pr2" draw:text-style-name="P3" draw:layer="layout" svg:width="22.5cm" svg:height="9.134cm" svg:x="4.5cm" svg:y="3.8cm" presentation:class="outline">
          <draw:text-box>
            <text:list text:style-name="L2">
              <text:list-item>
                <text:p>一日有十二时辰（一时辰合现代2小时），</text:p>
              </text:list-item>
              <text:list-item>
                <text:p>一时辰有八刻（一刻合现代15分钟），</text:p>
              </text:list-item>
              <text:list-item>
                <text:p>一刻有三盏茶（一盏茶合现代5分钟），</text:p>
              </text:list-item>
              <text:list-item>
                <text:p>一盏茶有两炷香（一炷香合现代2分30秒），</text:p>
              </text:list-item>
              <text:list-item>
                <text:p>一炷香有五分（一分合现代30秒），\一分有六弹指（一弹指合现代5秒），</text:p>
              </text:list-item>
              <text:list-item>
                <text:p>一弹指有十刹那（一刹那合现代0.5秒）。</text:p>
              </text:list-item>
            </text:list>
          </draw:text-box>
        </draw:frame>
        <presentation:notes draw:style-name="dp3">
          <draw:page-thumbnail draw:style-name="gr1" draw:layer="layout" svg:width="17cm" svg:height="9.56cm" svg:x="2cm" svg:y="2.5cm" draw:page-number="8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28">
        <office:forms form:automatic-focus="false" form:apply-design-mode="false"/>
        <draw:frame presentation:style-name="pr6" draw:text-style-name="P10" draw:layer="layout" svg:width="3.13cm" svg:height="12.056cm" svg:x="23.867cm" svg:y="0.6cm" presentation:class="title" presentation:placeholder="true" presentation:user-transformed="true">
          <draw:text-box/>
        </draw:frame>
        <draw:custom-shape draw:style-name="gr2" draw:text-style-name="P11" xml:id="id1" draw:id="id1" draw:layer="layout" svg:width="12cm" svg:height="12cm" svg:x="7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1" draw:layer="layout" draw:type="line" svg:x1="7.5cm" svg:y1="7.5cm" svg:x2="19.5cm" svg:y2="7.5cm" draw:start-shape="id1" draw:start-glue-point="6" draw:end-shape="id1" draw:end-glue-point="10" svg:d="M7500 7500h12000" svg:viewBox="0 0 12001 1">
          <text:p/>
        </draw:connector>
        <draw:connector draw:style-name="gr3" draw:text-style-name="P11" draw:layer="layout" draw:type="line" svg:x1="13.5cm" svg:y1="13.5cm" svg:x2="13.5cm" svg:y2="1.5cm" draw:start-shape="id1" draw:start-glue-point="8" draw:end-shape="id1" draw:end-glue-point="4" svg:d="M13500 13500v-12000" svg:viewBox="0 0 1 12001">
          <text:p/>
        </draw:connector>
        <presentation:notes draw:style-name="dp3">
          <draw:page-thumbnail draw:style-name="gr1" draw:layer="layout" svg:width="17cm" svg:height="9.56cm" svg:x="2cm" svg:y="2.5cm" draw:page-number="9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3T28">
        <office:forms form:automatic-focus="false" form:apply-design-mode="false"/>
        <draw:frame presentation:style-name="pr6" draw:text-style-name="P10" draw:layer="layout" svg:width="3.13cm" svg:height="12.056cm" svg:x="23.867cm" svg:y="0.6cm" presentation:class="title" presentation:placeholder="true">
          <draw:text-box/>
        </draw:frame>
        <draw:custom-shape draw:style-name="gr4" draw:text-style-name="P11" xml:id="id2" draw:id="id2" draw:layer="layout" svg:width="12cm" svg:height="12cm" draw:transform="rotate (0.785398163397448) translate (5.014cm 7.5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1" draw:layer="layout" draw:type="line" svg:x1="9.256cm" svg:y1="11.744cm" svg:x2="17.742cm" svg:y2="3.258cm" draw:start-shape="id2" draw:start-glue-point="6" draw:end-shape="id2" draw:end-glue-point="10" svg:d="M9256 11744l8486-8486" svg:viewBox="0 0 8487 8487">
          <text:p/>
        </draw:connector>
        <draw:connector draw:style-name="gr3" draw:text-style-name="P11" draw:layer="layout" draw:type="line" svg:x1="17.742cm" svg:y1="11.744cm" svg:x2="9.256cm" svg:y2="3.258cm" draw:start-shape="id2" draw:start-glue-point="8" draw:end-shape="id2" draw:end-glue-point="4" svg:d="M17742 11744l-8486-8486" svg:viewBox="0 0 8487 8487">
          <text:p/>
        </draw:connector>
        <presentation:notes draw:style-name="dp3">
          <draw:page-thumbnail draw:style-name="gr1" draw:layer="layout" svg:width="17cm" svg:height="9.56cm" svg:x="2cm" svg:y="2.5cm" draw:page-number="10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3T28">
        <office:forms form:automatic-focus="false" form:apply-design-mode="false"/>
        <draw:frame presentation:style-name="pr6" draw:text-style-name="P10" draw:layer="layout" svg:width="3.13cm" svg:height="12.056cm" svg:x="23.867cm" svg:y="0.6cm" presentation:class="title" presentation:placeholder="true">
          <draw:text-box/>
        </draw:frame>
        <draw:custom-shape draw:style-name="gr4" draw:text-style-name="P11" xml:id="id3" draw:id="id3" draw:layer="layout" svg:width="12cm" svg:height="12cm" svg:x="7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1" draw:layer="layout" draw:type="line" svg:x1="7.5cm" svg:y1="7.5cm" svg:x2="19.5cm" svg:y2="7.5cm" draw:start-shape="id3" draw:start-glue-point="6" draw:end-shape="id3" draw:end-glue-point="10" svg:d="M7500 7500h12000" svg:viewBox="0 0 12001 1">
          <text:p/>
        </draw:connector>
        <draw:connector draw:style-name="gr3" draw:text-style-name="P11" draw:layer="layout" draw:type="line" svg:x1="13.5cm" svg:y1="13.5cm" svg:x2="13.5cm" svg:y2="1.5cm" draw:start-shape="id3" draw:start-glue-point="8" draw:end-shape="id3" draw:end-glue-point="4" svg:d="M13500 13500v-12000" svg:viewBox="0 0 1 12001">
          <text:p/>
        </draw:connector>
        <draw:connector draw:style-name="gr3" draw:text-style-name="P11" draw:layer="layout" draw:type="line" svg:x1="9.257cm" svg:y1="3.257cm" svg:x2="17.743cm" svg:y2="11.743cm" draw:start-shape="id3" draw:start-glue-point="5" draw:end-shape="id3" draw:end-glue-point="9" svg:d="M9257 3257l8486 8486" svg:viewBox="0 0 8487 8487">
          <text:p/>
        </draw:connector>
        <draw:connector draw:style-name="gr3" draw:text-style-name="P11" draw:layer="layout" draw:type="line" svg:x1="17.743cm" svg:y1="3.257cm" svg:x2="9.257cm" svg:y2="11.743cm" draw:start-shape="id3" draw:start-glue-point="11" draw:end-shape="id3" draw:end-glue-point="7" svg:d="M17743 3257l-8486 8486" svg:viewBox="0 0 8487 8487">
          <text:p/>
        </draw:connector>
        <presentation:notes draw:style-name="dp3">
          <draw:page-thumbnail draw:style-name="gr1" draw:layer="layout" svg:width="17cm" svg:height="9.56cm" svg:x="2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3T28">
        <office:forms form:automatic-focus="false" form:apply-design-mode="false"/>
        <draw:frame presentation:style-name="pr6" draw:text-style-name="P10" draw:layer="layout" svg:width="3.13cm" svg:height="12.056cm" svg:x="23.867cm" svg:y="0.6cm" presentation:class="title" presentation:placeholder="true">
          <draw:text-box/>
        </draw:frame>
        <draw:custom-shape draw:style-name="gr4" draw:text-style-name="P11" xml:id="id4" draw:id="id4" draw:layer="layout" svg:width="12cm" svg:height="12cm" draw:transform="rotate (0.392699081698724) translate (5.66cm 4.2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1" draw:layer="layout" draw:type="line" svg:x1="7.956cm" svg:y1="9.796cm" svg:x2="19.043cm" svg:y2="5.204cm" draw:start-shape="id4" draw:start-glue-point="6" draw:end-shape="id4" draw:end-glue-point="10" svg:d="M7956 9796l11087-4592" svg:viewBox="0 0 11088 4593">
          <text:p/>
        </draw:connector>
        <draw:connector draw:style-name="gr3" draw:text-style-name="P11" draw:layer="layout" draw:type="line" svg:x1="15.795cm" svg:y1="13.044cm" svg:x2="11.203cm" svg:y2="1.957cm" draw:start-shape="id4" draw:start-glue-point="8" draw:end-shape="id4" draw:end-glue-point="4" svg:d="M15795 13044l-4592-11087" svg:viewBox="0 0 4593 11088">
          <text:p/>
        </draw:connector>
        <draw:connector draw:style-name="gr3" draw:text-style-name="P11" draw:layer="layout" draw:type="line" svg:x1="7.955cm" svg:y1="5.204cm" svg:x2="19.043cm" svg:y2="9.796cm" draw:start-shape="id4" draw:start-glue-point="5" draw:end-shape="id4" draw:end-glue-point="9" svg:d="M7955 5204l11088 4592" svg:viewBox="0 0 11089 4593">
          <text:p/>
        </draw:connector>
        <draw:connector draw:style-name="gr3" draw:text-style-name="P11" draw:layer="layout" draw:type="line" svg:x1="15.795cm" svg:y1="1.956cm" svg:x2="11.203cm" svg:y2="13.044cm" draw:start-shape="id4" draw:start-glue-point="11" draw:end-shape="id4" draw:end-glue-point="7" svg:d="M15795 1956l-4592 11088" svg:viewBox="0 0 4593 11089">
          <text:p/>
        </draw:connector>
        <presentation:notes draw:style-name="dp3">
          <draw:page-thumbnail draw:style-name="gr1" draw:layer="layout" svg:width="17cm" svg:height="9.56cm" svg:x="2cm" svg:y="2.5cm" draw:page-number="1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3T28">
        <office:forms form:automatic-focus="false" form:apply-design-mode="false"/>
        <draw:frame presentation:style-name="pr6" draw:text-style-name="P10" draw:layer="layout" svg:width="3.13cm" svg:height="12.056cm" svg:x="23.867cm" svg:y="0.6cm" presentation:class="title" presentation:placeholder="true">
          <draw:text-box/>
        </draw:frame>
        <draw:custom-shape draw:style-name="gr4" draw:text-style-name="P11" xml:id="id5" draw:id="id5" draw:layer="layout" svg:width="12cm" svg:height="12cm" svg:x="7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1" draw:layer="layout" draw:type="line" svg:x1="7.5cm" svg:y1="7.5cm" svg:x2="19.5cm" svg:y2="7.5cm" draw:start-shape="id5" draw:start-glue-point="6" draw:end-shape="id5" draw:end-glue-point="10" svg:d="M7500 7500h12000" svg:viewBox="0 0 12001 1">
          <text:p/>
        </draw:connector>
        <draw:connector draw:style-name="gr5" draw:text-style-name="P11" xml:id="id6" draw:id="id6" draw:layer="layout" draw:type="line" svg:x1="13.5cm" svg:y1="1.5cm" svg:x2="13.5cm" svg:y2="1.5cm" draw:start-shape="id5" draw:end-shape="id5" svg:d="M13500 1500z" svg:viewBox="0 0 1 1">
          <text:p/>
        </draw:connector>
        <draw:connector draw:style-name="gr5" draw:text-style-name="P11" draw:layer="layout" draw:type="line" svg:x1="13.5cm" svg:y1="1.5cm" svg:x2="13.5cm" svg:y2="13.5cm" draw:start-shape="id6" draw:start-glue-point="0" draw:end-shape="id5" draw:end-glue-point="8" svg:d="M13500 1500v12000" svg:viewBox="0 0 1 12001">
          <text:p/>
        </draw:connector>
        <presentation:notes draw:style-name="dp3">
          <draw:page-thumbnail draw:style-name="gr1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28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16.042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编号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27T10:50:36.111000000</meta:creation-date>
    <meta:editing-duration>PT2H22M25S</meta:editing-duration>
    <meta:editing-cycles>9</meta:editing-cycles>
    <meta:generator>LibreOffice/7.1.6.2$Windows_X86_64 LibreOffice_project/0e133318fcee89abacd6a7d077e292f1145735c3</meta:generator>
    <dc:title>DNA</dc:title>
    <dc:date>2021-11-09T14:19:59.809000000</dc:date>
    <meta:document-statistic meta:object-count="170"/>
    <meta:template xlink:type="simple" xlink:actuate="onRequest" xlink:title="DNA" xlink:href="../../../../Program%20Files/LibreOffice/share/template/common/presnt/DNA.otp" meta:date="2021-10-27T10:50:35.305000000"/>
  </office:meta>
</office:document-meta>
</file>